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3" style:family="paragraph" style:parent-style-name="Preformatted_20_Text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4" style:family="paragraph" style:parent-style-name="Preformatted_20_Text">
      <style:text-properties style:font-name="Monaco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JECTIVE LEMMA</text:p>
      <text:p text:style-name="P2">importante(7), </text:p>
      <text:p text:style-name="P2">gramaticales(6), </text:p>
      <text:p text:style-name="P2">interesante(5), </text:p>
      <text:p text:style-name="P2">asesor(4), </text:p>
      <text:p text:style-name="P2">optativa(4), </text:p>
      <text:p text:style-name="P2">bueno(10), </text:p>
      <text:p text:style-name="P2">español(9), </text:p>
      <text:p text:style-name="P2">oral(8), </text:p>
      <text:p text:style-name="P2">material(7), </text:p>
      <text:p text:style-name="P2">típico(6), </text:p>
      <text:p text:style-name="P2">segundo(5), <text:s/></text:p>
      <text:p text:style-name="P2">claro(3), </text:p>
      <text:p text:style-name="P2">general(6), </text:p>
      <text:p text:style-name="P2">mejor(5), </text:p>
      <text:p text:style-name="P2">guadarramistas(5), </text:p>
      <text:p text:style-name="P2">rara(4), </text:p>
      <text:p text:style-name="P2">reivindicativas(30), </text:p>
      <text:p text:style-name="P2">cantante(29), </text:p>
      <text:p text:style-name="P2">mundial(28), </text:p>
      <text:p text:style-name="P2">últimas(28), </text:p>
      <text:p text:style-name="P2">hhh(27), </text:p>
      <text:p text:style-name="P2">extraordinarias(27), </text:p>
      <text:p text:style-name="P2">varias(26), </text:p>
      <text:p text:style-name="P2">anodinas(27), </text:p>
      <text:p text:style-name="P2">genuinas(26), </text:p>
      <text:p text:style-name="P2">misma(25), </text:p>
      <text:p text:style-name="P2">profesionales(26), </text:p>
      <text:p text:style-name="P2">suficiente(25), </text:p>
      <text:p text:style-name="P2">genial(25), </text:p>
      <text:p text:style-name="P2">dura(25), </text:p>
      <text:p text:style-name="P2">difícil(24), </text:p>
      <text:p text:style-name="P2">na(23), </text:p>
      <text:p text:style-name="P2">frecuente(22), </text:p>
      <text:p text:style-name="P2">much(21), </text:p>
      <text:p text:style-name="P2">antiguo(24), </text:p>
      <text:p text:style-name="P2">precioso(23), </text:p>
      <text:p text:style-name="P2">igual(22), </text:p>
      <text:p text:style-name="P2">enteras(21), </text:p>
      <text:p text:style-name="P2">chiquitita(21), </text:p>
      <text:p text:style-name="P2">tierna(21), </text:p>
      <text:p text:style-name="P2">rul(20), </text:p>
      <text:p text:style-name="P2">chupi(19), </text:p>
      <text:p text:style-name="P2">bonito(20), </text:p>
      <text:p text:style-name="P2">marítima(19), </text:p>
      <text:p text:style-name="P2">rico(20), </text:p>
      <text:p text:style-name="P2"><text:soft-page-break/>poquito(19), </text:p>
      <text:p text:style-name="P2">sueco(20), </text:p>
      <text:p text:style-name="P2">morenito(19), </text:p>
      <text:p text:style-name="P2">completito(18), </text:p>
      <text:p text:style-name="P2">guapo(20), </text:p>
      <text:p text:style-name="P2">estupendo(19), </text:p>
      <text:p text:style-name="P2">floja(19), </text:p>
      <text:p text:style-name="P2">emocionante(18), </text:p>
      <text:p text:style-name="P2">antipática(17), </text:p>
      <text:p text:style-name="P2">posible(16), </text:p>
      <text:p text:style-name="P2">democrática(15), </text:p>
      <text:p text:style-name="P2">central(14), </text:p>
      <text:p text:style-name="P2">culpable(13), </text:p>
      <text:p text:style-name="P2">doméstica(12), </text:p>
      <text:p text:style-name="P2">tinta(11), </text:p>
      <text:p text:style-name="P2">siguiente(12), </text:p>
      <text:p text:style-name="P2">simpático(12), </text:p>
      <text:p text:style-name="P2">serias(11), </text:p>
      <text:p text:style-name="P2">co(10), </text:p>
      <text:p text:style-name="P2">pequeña(11), </text:p>
      <text:p text:style-name="P2">endocrinos(10), </text:p>
      <text:p text:style-name="P2">antepasada(9), </text:p>
      <text:p text:style-name="P2">vieja(8), </text:p>
      <text:p text:style-name="P2">gitanas(8), </text:p>
      <text:p text:style-name="P2">sencillo(9), </text:p>
      <text:p text:style-name="P2">fácil(8), </text:p>
      <text:p text:style-name="P2">única(7), </text:p>
      <text:p text:style-name="P2">romana(7), </text:p>
      <text:p text:style-name="P2">degli(7), </text:p>
      <text:p text:style-name="P2">familiar(6), </text:p>
      <text:p text:style-name="P2">grande(6), </text:p>
      <text:p text:style-name="P2">verde(5), </text:p>
      <text:p text:style-name="P2">griego(4), </text:p>
      <text:p text:style-name="P2">encantadora(5), </text:p>
      <text:p text:style-name="P2">excelente(4), </text:p>
      <text:p text:style-name="P2">yal(6), </text:p>
      <text:p text:style-name="P2">laboral(5), </text:p>
      <text:p text:style-name="P2">diferente(4), </text:p>
      <text:p text:style-name="P2">bestial(4), </text:p>
      <text:p text:style-name="P2">santa(3), </text:p>
      <text:p text:style-name="P2">asqueroso(17), </text:p>
      <text:p text:style-name="P2">chipriota(16), </text:p>
      <text:p text:style-name="P2">subjuntivo(16), </text:p>
      <text:p text:style-name="P2">superior(15), </text:p>
      <text:p text:style-name="P2">asmática(14), </text:p>
      <text:p text:style-name="P2">señora(13), </text:p>
      <text:p text:style-name="P2"><text:soft-page-break/>conjuntos(12), </text:p>
      <text:p text:style-name="P2">muchísimo(11), </text:p>
      <text:p text:style-name="P2">irrecuperable(10), </text:p>
      <text:p text:style-name="P2">alto(11), </text:p>
      <text:p text:style-name="P2">contentos(10), </text:p>
      <text:p text:style-name="P2">agustita(9), </text:p>
      <text:p text:style-name="P2">seco(10), </text:p>
      <text:p text:style-name="P2">insuficiente(9), </text:p>
      <text:p text:style-name="P2">pobre(8), </text:p>
      <text:p text:style-name="P2">medio(8), </text:p>
      <text:p text:style-name="P2">vaquero(7), </text:p>
      <text:p text:style-name="P2">solo(7), </text:p>
      <text:p text:style-name="P2">cojas(6), </text:p>
      <text:p text:style-name="P2">próximos(5), </text:p>
      <text:p text:style-name="P2">joven(7), </text:p>
      <text:p text:style-name="P2">ridículo(6), </text:p>
      <text:p text:style-name="P2">marrón(6), </text:p>
      <text:p text:style-name="P2">soltera(5), </text:p>
      <text:p text:style-name="P2">mayor(6), </text:p>
      <text:p text:style-name="P2">pura(5), </text:p>
      <text:p text:style-name="P2">cua(4), </text:p>
      <text:p text:style-name="P2">real(5), </text:p>
      <text:p text:style-name="P2">modernito(7), </text:p>
      <text:p text:style-name="P2">negro(6), </text:p>
      <text:p text:style-name="P2">gallegos(6), </text:p>
      <text:p text:style-name="P2">impresionante(5), </text:p>
      <text:p text:style-name="P2">bajita(4), </text:p>
      <text:p text:style-name="P2">justo(5), </text:p>
      <text:p text:style-name="P2">francés(4), </text:p>
      <text:p text:style-name="P2">horrible(4), </text:p>
      <text:p text:style-name="P2">falangista(4), </text:p>
      <text:p text:style-name="P2">sanguinario(3), </text:p>
      <text:p text:style-name="P2">cruel(3), </text:p>
      <text:p text:style-name="P2">convulsiva(3), </text:p>
      <text:p text:style-name="P2">delgadita(2), </text:p>
      <text:p text:style-name="P2">deficiente(3), </text:p>
      <text:p text:style-name="P2">proveniente(2), </text:p>
      <text:p text:style-name="P2">maravillosos(15), </text:p>
      <text:p text:style-name="P2">caros(15), </text:p>
      <text:p text:style-name="P2">largos(14), </text:p>
      <text:p text:style-name="P2">tonto(14), </text:p>
      <text:p text:style-name="P2">visual(13), </text:p>
      <text:p text:style-name="P2">psiquiátrico(13), </text:p>
      <text:p text:style-name="P2">desgarrador(12), </text:p>
      <text:p text:style-name="P2">médico(12), </text:p>
      <text:p text:style-name="P2">característico(12), </text:p>
      <text:p text:style-name="P2"><text:soft-page-break/>universitarias(11), </text:p>
      <text:p text:style-name="P2">histórico(12), </text:p>
      <text:p text:style-name="P2">futuristas(11), </text:p>
      <text:p text:style-name="P2">curioso(11), </text:p>
      <text:p text:style-name="P2">tch(10), </text:p>
      <text:p text:style-name="P2">feliz(9), </text:p>
      <text:p text:style-name="P2">nerviosos(9), </text:p>
      <text:p text:style-name="P2">primera(8), </text:p>
      <text:p text:style-name="P2">manual(9), </text:p>
      <text:p text:style-name="P2">pronto(8), </text:p>
      <text:p text:style-name="P2">conscientes(7), </text:p>
      <text:p text:style-name="P2">machista(9), </text:p>
      <text:p text:style-name="P2">roja(8), </text:p>
      <text:p text:style-name="P2">barato(8), </text:p>
      <text:p text:style-name="P2">espaciosas(7), </text:p>
      <text:p text:style-name="P2">italiano(6), </text:p>
      <text:p text:style-name="P2">internacional(13), </text:p>
      <text:p text:style-name="P2">interior(12), </text:p>
      <text:p text:style-name="P2">alemán(12), </text:p>
      <text:p text:style-name="P2">pública(11), </text:p>
      <text:p text:style-name="P2">directivo(10), </text:p>
      <text:p text:style-name="P2">delicado(11), </text:p>
      <text:p text:style-name="P2">emprendedores(10), </text:p>
      <text:p text:style-name="P2">incómoda(11), </text:p>
      <text:p text:style-name="P2">peligroso(10), </text:p>
      <text:p text:style-name="P2">nuevo(9), </text:p>
      <text:p text:style-name="P2">trágico(10), </text:p>
      <text:p text:style-name="P2">menor(11), </text:p>
      <text:p text:style-name="P2">triste(10), </text:p>
      <text:p text:style-name="P2">propia(9), </text:p>
      <text:p text:style-name="P2">independiente(8), </text:p>
      <text:p text:style-name="P2">básico(9), </text:p>
      <text:p text:style-name="P2">fundamental(8), </text:p>
      <text:p text:style-name="P2">monográficos(8), </text:p>
      <text:p text:style-name="P2">cierto(7), </text:p>
      <text:p text:style-name="P2">monos(8), </text:p>
      <text:p text:style-name="P2">bio(7), </text:p>
      <text:p text:style-name="P2">literaria(6), </text:p>
      <text:p text:style-name="P2">seguro(5), </text:p>
      <text:p text:style-name="P2">distintas(7), </text:p>
      <text:p text:style-name="P2">espaciales(7), </text:p>
      <text:p text:style-name="P2">temporales(6), </text:p>
      <text:p text:style-name="P2">modesto(7), </text:p>
      <text:p text:style-name="P2">concreto(6), </text:p>
      <text:p text:style-name="P2">gratificante(5), </text:p>
      <text:p text:style-name="P2">metodológico(6), </text:p>
      <text:p text:style-name="P2"><text:soft-page-break/>fina(5), </text:p>
      <text:p text:style-name="P2">inventivos(4), </text:p>
      <text:p text:style-name="P2">apasionante(3), </text:p>
      <text:p text:style-name="P2">absurdo(3), </text:p>
      <text:p text:style-name="P2">castizas(8), </text:p>
      <text:p text:style-name="P2">idiotas(7), </text:p>
      <text:p text:style-name="P2">compleja(6), </text:p>
      <text:p text:style-name="P2">caótica(5), </text:p>
      <text:p text:style-name="P2">menudo(4), </text:p>
      <text:p text:style-name="P2">imposible(3), </text:p>
      <text:p text:style-name="P2">gris(2), </text:p>
      <text:p text:style-name="P2">mediocre(1), </text:p>
      <text:p text:style-name="P2">muchísima(1), </text:p>
      <text:p text:style-name="P2">total(15), </text:p>
      <text:p text:style-name="P2">excepcional(14), </text:p>
      <text:p text:style-name="P2">perecedero(13), </text:p>
      <text:p text:style-name="P2">gran(12), </text:p>
      <text:p text:style-name="P2">gratuito(12), </text:p>
      <text:p text:style-name="P2">capaz(15), </text:p>
      <text:p text:style-name="P2">químico(14), </text:p>
      <text:p text:style-name="P2">tecnológica(13), </text:p>
      <text:p text:style-name="P2">social(12), </text:p>
      <text:p text:style-name="P2">puñeteras(11), </text:p>
      <text:p text:style-name="P2">personal(11), </text:p>
      <text:p text:style-name="P2">escolar(10), </text:p>
      <text:p text:style-name="P2">político(9), </text:p>
      <text:p text:style-name="P2">masiva(10), </text:p>
      <text:p text:style-name="P2">tercer(9), </text:p>
      <text:p text:style-name="P2">documentalista(8), </text:p>
      <text:p text:style-name="P2">cero(10), </text:p>
      <text:p text:style-name="P2">azul(9), </text:p>
      <text:p text:style-name="P2">horroroso(8), </text:p>
      <text:p text:style-name="P2">asequible(7), </text:p>
      <text:p text:style-name="P2">científica(10), </text:p>
      <text:p text:style-name="P2">humanístico(9), </text:p>
      <text:p text:style-name="P2">económicos(8), </text:p>
      <text:p text:style-name="P2">esencial(7), </text:p>
      <text:p text:style-name="P2">pesimista(7), </text:p>
      <text:p text:style-name="P2">digital(6), </text:p>
      <text:p text:style-name="P2">milagroso(8), </text:p>
      <text:p text:style-name="P2">permanente(7), </text:p>
      <text:p text:style-name="P2">interna(9), </text:p>
      <text:p text:style-name="P2">exacto(8), </text:p>
      <text:p text:style-name="P2">malo(8), </text:p>
      <text:p text:style-name="P2">enorme(8), </text:p>
      <text:p text:style-name="P2">legislativa(8), </text:p>
      <text:p text:style-name="P2"><text:soft-page-break/>prácticas(7), </text:p>
      <text:p text:style-name="P2">auténtico(6), </text:p>
      <text:p text:style-name="P2">militar(6), </text:p>
      <text:p text:style-name="P2">artesanal(6), </text:p>
      <text:p text:style-name="P2">tosco(5), </text:p>
      <text:p text:style-name="P2">japonesa(6), </text:p>
      <text:p text:style-name="P2">municipal(6), </text:p>
      <text:p text:style-name="P2">aperitivos(8), </text:p>
      <text:p text:style-name="P2">pasas(7), </text:p>
      <text:p text:style-name="P2">melón(6), </text:p>
      <text:p text:style-name="P2">rápida(5), </text:p>
      <text:p text:style-name="P2">caliente(5), </text:p>
      <text:p text:style-name="P2">sa(4), </text:p>
      <text:p text:style-name="P2">or(4), </text:p>
      <text:p text:style-name="P2">fría(3), </text:p>
      <text:p text:style-name="P2">vitrocerámica(3), </text:p>
      <text:p text:style-name="P2">amarillitas(2), </text:p>
      <text:p text:style-name="P2">arenosas(2), </text:p>
      <text:p text:style-name="P2">ceboll(1), </text:p>
      <text:p text:style-name="P2">pedacitos(50), </text:p>
      <text:p text:style-name="P2">anterior(49), </text:p>
      <text:p text:style-name="P2">exquisitas(49), </text:p>
      <text:p text:style-name="P2">batidora(49), </text:p>
      <text:p text:style-name="P2">espeso(48), </text:p>
      <text:p text:style-name="P2">oscura(48), </text:p>
      <text:p text:style-name="P2">amarga(47), </text:p>
      <text:p text:style-name="P2">chica(50), </text:p>
      <text:p text:style-name="P2">finitas(49), </text:p>
      <text:p text:style-name="P2">crudo(48), </text:p>
      <text:p text:style-name="P2">tarda(47), </text:p>
      <text:p text:style-name="P2">riquísimo(46), </text:p>
      <text:p text:style-name="P2">blando(46), </text:p>
      <text:p text:style-name="P2">sucesivos(49), </text:p>
      <text:p text:style-name="P2">empresarial(49), </text:p>
      <text:p text:style-name="P2">componentes(49), </text:p>
      <text:p text:style-name="P2">final(48), </text:p>
      <text:p text:style-name="P2">necesario(47), </text:p>
      <text:p text:style-name="P2">musicales(46), </text:p>
      <text:p text:style-name="P2">feo(45), </text:p>
      <text:p text:style-name="P2">fenomenal(47), </text:p>
      <text:p text:style-name="P2">china(46), </text:p>
      <text:p text:style-name="P2">tristona(46), </text:p>
      <text:p text:style-name="P2">clásica(45), </text:p>
      <text:p text:style-name="P2">geométrico(44), </text:p>
      <text:p text:style-name="P2">directo(46), </text:p>
      <text:p text:style-name="P2">objetivos(45), </text:p>
      <text:p text:style-name="P2"><text:soft-page-break/>aséptico(44), </text:p>
      <text:p text:style-name="P2">flexible(43), </text:p>
      <text:p text:style-name="P2">rígido(47), </text:p>
      <text:p text:style-name="P2">speech(48), </text:p>
      <text:p text:style-name="P2">bi(47), </text:p>
      <text:p text:style-name="P2">comercial(46), </text:p>
      <text:p text:style-name="P2">externa(45), </text:p>
      <text:p text:style-name="P2"/>
      <text:p text:style-name="P2">ADVERB LEMMA</text:p>
      <text:p text:style-name="P2">sí(468),</text:p>
      <text:p text:style-name="P2">bien(49),</text:p>
      <text:p text:style-name="P2">mismo(1),</text:p>
      <text:p text:style-name="P2">ahora(41),</text:p>
      <text:p text:style-name="P2">aquí(38),</text:p>
      <text:p text:style-name="P2">sólo(10),</text:p>
      <text:p text:style-name="P2">después(8),</text:p>
      <text:p text:style-name="P2">simplemente(5),</text:p>
      <text:p text:style-name="P2">ya(148),</text:p>
      <text:p text:style-name="P2">más(97),</text:p>
      <text:p text:style-name="P2">también(59),</text:p>
      <text:p text:style-name="P2">entonces(55),</text:p>
      <text:p text:style-name="P2">tampoco(8),</text:p>
      <text:p text:style-name="P2">muy(113),</text:p>
      <text:p text:style-name="P2">exactamente(9),</text:p>
      <text:p text:style-name="P2">hoy(9),</text:p>
      <text:p text:style-name="P2">claro(151),</text:p>
      <text:p text:style-name="P2">siempre(18),</text:p>
      <text:p text:style-name="P2">precisamente(1),</text:p>
      <text:p text:style-name="P2">siquiera(5),</text:p>
      <text:p text:style-name="P2">mucho(27),</text:p>
      <text:p text:style-name="P2">ahí(38),</text:p>
      <text:p text:style-name="P2">tan(17),</text:p>
      <text:p text:style-name="P2">mal(8),</text:p>
      <text:p text:style-name="P2">probablemente(4),</text:p>
      <text:p text:style-name="P2">nada(1),</text:p>
      <text:p text:style-name="P2">desde_luego(2),</text:p>
      <text:p text:style-name="P2">tanto(3),</text:p>
      <text:p text:style-name="P2">antiguamente(1),</text:p>
      <text:p text:style-name="P2">luego(40),</text:p>
      <text:p text:style-name="P2">poco(8),</text:p>
      <text:p text:style-name="P2">justo(1),</text:p>
      <text:p text:style-name="P2">tontamente(1),</text:p>
      <text:p text:style-name="P2">abajo(2),</text:p>
      <text:p text:style-name="P2">así(46),</text:p>
      <text:p text:style-name="P2">todavía(17),</text:p>
      <text:p text:style-name="P2">en_todo_caso(1),</text:p>
      <text:p text:style-name="P2"><text:soft-page-break/>directamente(2),</text:p>
      <text:p text:style-name="P2">pregun(2),</text:p>
      <text:p text:style-name="P2">normalmente(4),</text:p>
      <text:p text:style-name="P2">de_repente(1),</text:p>
      <text:p text:style-name="P2">completamente(1),</text:p>
      <text:p text:style-name="P2">por_lo_menos(7),</text:p>
      <text:p text:style-name="P2">casi(9),</text:p>
      <text:p text:style-name="P2">demasiado(1),</text:p>
      <text:p text:style-name="P2">además(22),</text:p>
      <text:p text:style-name="P2">antes(5),</text:p>
      <text:p text:style-name="P2">primero(5),</text:p>
      <text:p text:style-name="P2">por_favor(1),</text:p>
      <text:p text:style-name="P2">allí(7),</text:p>
      <text:p text:style-name="P2">menos(13),</text:p>
      <text:p text:style-name="P2">verdaderamente(2),</text:p>
      <text:p text:style-name="P2">enseguida(1),</text:p>
      <text:p text:style-name="P2">terriblemente(1),</text:p>
      <text:p text:style-name="P2">efectivamente(5),</text:p>
      <text:p text:style-name="P2">igual(3),</text:p>
      <text:p text:style-name="P2">incluso(7),</text:p>
      <text:p text:style-name="P2">atrás(1),</text:p>
      <text:p text:style-name="P2">boni(1),</text:p>
      <text:p text:style-name="P2">malamente(1),</text:p>
      <text:p text:style-name="P2">ayer(2),</text:p>
      <text:p text:style-name="P2">a_escondidas(1),</text:p>
      <text:p text:style-name="P2">de_todos_modos(1),</text:p>
      <text:p text:style-name="P2">históricamente(1),</text:p>
      <text:p text:style-name="P2">decididamente(1),</text:p>
      <text:p text:style-name="P2">algo(2),</text:p>
      <text:p text:style-name="P2">solamente(2),</text:p>
      <text:p text:style-name="P2">adelante(2),</text:p>
      <text:p text:style-name="P2">fenomenalmente(1),</text:p>
      <text:p text:style-name="P2">ojalá(1),</text:p>
      <text:p text:style-name="P2">bastante(7),</text:p>
      <text:p text:style-name="P2">realmente(1),</text:p>
      <text:p text:style-name="P2">nunca(11),</text:p>
      <text:p text:style-name="P2">objetivamente(1),</text:p>
      <text:p text:style-name="P2">encima(4),</text:p>
      <text:p text:style-name="P2">perfectamente(2),</text:p>
      <text:p text:style-name="P2">cerca(1),</text:p>
      <text:p text:style-name="P2">cien_por_cien(1),</text:p>
      <text:p text:style-name="P2">por_ejemplo(3),</text:p>
      <text:p text:style-name="P2">supertarde(1),</text:p>
      <text:p text:style-name="P2">aparentemente(1),</text:p>
      <text:p text:style-name="P2">tranquilamente(1),</text:p>
      <text:p text:style-name="P2">ni_mucho_menos(1),</text:p>
      <text:p text:style-name="P2"><text:soft-page-break/>personalmente(1),</text:p>
      <text:p text:style-name="P2">fuera(1),</text:p>
      <text:p text:style-name="P2">políticamente(1),</text:p>
      <text:p text:style-name="P2">recién(2),</text:p>
      <text:p text:style-name="P2">pronto(1),</text:p>
      <text:p text:style-name="P2">de_todas_maneras(2),</text:p>
      <text:p text:style-name="P2">absolutamente(3),</text:p>
      <text:p text:style-name="P2">dentro(2),</text:p>
      <text:p text:style-name="P2">pareci(1),</text:p>
      <text:p text:style-name="P2">junto(1),</text:p>
      <text:p text:style-name="P2">boca_arriba(1),</text:p>
      <text:p text:style-name="P2">despacio(1),</text:p>
      <text:p text:style-name="P2">secamente(1),</text:p>
      <text:p text:style-name="P2">generalmente(2),</text:p>
      <text:p text:style-name="P2">pues_bien(1),</text:p>
      <text:p text:style-name="P2">arriba(1),</text:p>
      <text:p text:style-name="P2">debajo(1),</text:p>
      <text:p text:style-name="P2">mañana(1),</text:p>
      <text:p text:style-name="P2">según_como(1),</text:p>
      <text:p text:style-name="P2">tanto_por_ciento(1),</text:p>
      <text:p text:style-name="P2">totalmente(1),</text:p>
      <text:p text:style-name="P2">lógicamente(1),</text:p>
      <text:p text:style-name="P2"/>
      <text:p text:style-name="P2">CONJUNCTION LEMMA</text:p>
      <text:p text:style-name="P2">que(417), </text:p>
      <text:p text:style-name="P2">o(83), </text:p>
      <text:p text:style-name="P2">pues(100), </text:p>
      <text:p text:style-name="P2">y(527), </text:p>
      <text:p text:style-name="P2">si(90), </text:p>
      <text:p text:style-name="P2">como(65), </text:p>
      <text:p text:style-name="P2">porque(82), </text:p>
      <text:p text:style-name="P2">ni(14), </text:p>
      <text:p text:style-name="P2">pero(179), </text:p>
      <text:p text:style-name="P2">o_sea(53), </text:p>
      <text:p text:style-name="P2">mientras(1), </text:p>
      <text:p text:style-name="P2">no_sólo(1), </text:p>
      <text:p text:style-name="P2">cuando(18), </text:p>
      <text:p text:style-name="P2">así_como(4), </text:p>
      <text:p text:style-name="P2">tal_y_como(1), </text:p>
      <text:p text:style-name="P2">en_cuanto_que(1), </text:p>
      <text:p text:style-name="P2">mientras_que(1), </text:p>
      <text:p text:style-name="P2">casi_que(1), </text:p>
      <text:p text:style-name="P2">una_vez_que(1), </text:p>
      <text:p text:style-name="P2">aunque(3), </text:p>
      <text:p text:style-name="P2"/>
      <text:p text:style-name="P2"/>
      <text:p text:style-name="P2"><text:soft-page-break/>DETERMINANT LEMMA</text:p>
      <text:p text:style-name="P2">uno(349),</text:p>
      <text:p text:style-name="P2">el(1056),</text:p>
      <text:p text:style-name="P2">vuestro(2),</text:p>
      <text:p text:style-name="P2">este(55),</text:p>
      <text:p text:style-name="P2">su(35),</text:p>
      <text:p text:style-name="P2">mucho(52),</text:p>
      <text:p text:style-name="P2">otro(30),</text:p>
      <text:p text:style-name="P2">todo(70),</text:p>
      <text:p text:style-name="P2">ese(61),</text:p>
      <text:p text:style-name="P2">varios(4),</text:p>
      <text:p text:style-name="P2">bastante(5),</text:p>
      <text:p text:style-name="P2">poco(9),</text:p>
      <text:p text:style-name="P2">qué(68),</text:p>
      <text:p text:style-name="P2">tu(31),</text:p>
      <text:p text:style-name="P2">mi(29),</text:p>
      <text:p text:style-name="P2">tal(12),</text:p>
      <text:p text:style-name="P2">aquel(3),</text:p>
      <text:p text:style-name="P2">alguno(10),</text:p>
      <text:p text:style-name="P2">tanto(3),</text:p>
      <text:p text:style-name="P2">cada(8),</text:p>
      <text:p text:style-name="P2">cualquiera(3),</text:p>
      <text:p text:style-name="P2">nuestro(3),</text:p>
      <text:p text:style-name="P2">cuánto(12),</text:p>
      <text:p text:style-name="P2">ninguno(4),</text:p>
      <text:p text:style-name="P2">demasiado(1),</text:p>
      <text:p text:style-name="P2">demás(1)</text:p>
      <text:p text:style-name="P2"/>
      <text:p text:style-name="P2">INTERJECTION LEMMA</text:p>
      <text:p text:style-name="P2">mm(518),</text:p>
      <text:p text:style-name="P2">yyy(272),</text:p>
      <text:p text:style-name="P2">hhh(48),</text:p>
      <text:p text:style-name="P2">eh(100),</text:p>
      <text:p text:style-name="P2">xxx(274),</text:p>
      <text:p text:style-name="P2">ah(143),</text:p>
      <text:p text:style-name="P2">uh(5),</text:p>
      <text:p text:style-name="P2">ay(21),</text:p>
      <text:p text:style-name="P2">huy(7),</text:p>
      <text:p text:style-name="P2">hola(7),</text:p>
      <text:p text:style-name="P2">hombre(2),</text:p>
      <text:p text:style-name="P2">uy(1),</text:p>
      <text:p text:style-name="P2">oh(3),</text:p>
      <text:p text:style-name="P2">ala(1),</text:p>
      <text:p text:style-name="P2">bueno(13),</text:p>
      <text:p text:style-name="P2">ta(1),</text:p>
      <text:p text:style-name="P2">puff(1),</text:p>
      <text:p text:style-name="P2"><text:soft-page-break/>ca(4),</text:p>
      <text:p text:style-name="P2">vamos(1),</text:p>
      <text:p text:style-name="P2">guay(2),</text:p>
      <text:p text:style-name="P2">hi(1),</text:p>
      <text:p text:style-name="P2">mecachis(1),</text:p>
      <text:p text:style-name="P2">todo_lo_contrario(1),</text:p>
      <text:p text:style-name="P2">jo(1),</text:p>
      <text:p text:style-name="P2">hala(3),</text:p>
      <text:p text:style-name="P2">halá(1),</text:p>
      <text:p text:style-name="P2">exacto(1),</text:p>
      <text:p text:style-name="P2">ea(1),</text:p>
      <text:p text:style-name="P2">venga(1),</text:p>
      <text:p text:style-name="P2">chao(2),</text:p>
      <text:p text:style-name="P2"/>
      <text:p text:style-name="P2">PREPOSITION LEMMA</text:p>
      <text:p text:style-name="P2">a(351),</text:p>
      <text:p text:style-name="P2">de(531),</text:p>
      <text:p text:style-name="P2">por(86),</text:p>
      <text:p text:style-name="P2">para(92),</text:p>
      <text:p text:style-name="P2">en(282),</text:p>
      <text:p text:style-name="P2">con(125),</text:p>
      <text:p text:style-name="P2">ante(1),</text:p>
      <text:p text:style-name="P2">desde(13),</text:p>
      <text:p text:style-name="P2">hasta(14),</text:p>
      <text:p text:style-name="P2">entre(8),</text:p>
      <text:p text:style-name="P2">según(2),</text:p>
      <text:p text:style-name="P2">sin(13),</text:p>
      <text:p text:style-name="P2">junto_a(1),</text:p>
      <text:p text:style-name="P2">aparte_de(1),</text:p>
      <text:p text:style-name="P2">encima_de(3),</text:p>
      <text:p text:style-name="P2">delante_de(2),</text:p>
      <text:p text:style-name="P2">antes_de(6),</text:p>
      <text:p text:style-name="P2">detrás_de(1),</text:p>
      <text:p text:style-name="P2">durante(2),</text:p>
      <text:p text:style-name="P2">hacia(5),</text:p>
      <text:p text:style-name="P2">después_de(1),</text:p>
      <text:p text:style-name="P2">sobre(3),</text:p>
      <text:p text:style-name="P2">enfrente_de(1),</text:p>
      <text:p text:style-name="P2">so(2),</text:p>
      <text:p text:style-name="P2">dentro_de(5),</text:p>
      <text:p text:style-name="P2">a_través_de(2),</text:p>
      <text:p text:style-name="P2">a_partir_de(2),</text:p>
      <text:p text:style-name="P2">bajo(2),</text:p>
      <text:p text:style-name="P2">debajo_de(1),</text:p>
      <text:p text:style-name="P2">en_menos_de(1),</text:p>
      <text:p text:style-name="P2">contra(1),</text:p>
      <text:p text:style-name="P2"><text:soft-page-break/>PRONOUN LEMMA</text:p>
      <text:p text:style-name="P4">os(14), </text:p>
      <text:p text:style-name="P4">todo(21), <text:s/></text:p>
      <text:p text:style-name="P4">este(71), </text:p>
      <text:p text:style-name="P4">que(219), </text:p>
      <text:p text:style-name="P4">ese(183), </text:p>
      <text:p text:style-name="P4">qué(93), </text:p>
      <text:p text:style-name="P4">lo(286), </text:p>
      <text:p text:style-name="P4">algo(12), </text:p>
      <text:p text:style-name="P4">se(210), </text:p>
      <text:p text:style-name="P4">tú(46), </text:p>
      <text:p text:style-name="P4">te(148), </text:p>
      <text:p text:style-name="P4">yo(131), </text:p>
      <text:p text:style-name="P4">cómo(64), </text:p>
      <text:p text:style-name="P4">le(106), </text:p>
      <text:p text:style-name="P4">alguno(7), </text:p>
      <text:p text:style-name="P4">él(38), </text:p>
      <text:p text:style-name="P4">poco(15), </text:p>
      <text:p text:style-name="P4">nos(36), </text:p>
      <text:p text:style-name="P4">me(165), </text:p>
      <text:p text:style-name="P4">varios(1), </text:p>
      <text:p text:style-name="P4">mucho(7), </text:p>
      <text:p text:style-name="P4">otro(16), </text:p>
      <text:p text:style-name="P4">quién(16), <text:s text:c="2"/></text:p>
      <text:p text:style-name="P4">ti(6), </text:p>
      <text:p text:style-name="P4">quien(4), </text:p>
      <text:p text:style-name="P4">mí(35), </text:p>
      <text:p text:style-name="P4">alguien(4), </text:p>
      <text:p text:style-name="P4">mío(2), </text:p>
      <text:p text:style-name="P4">ellos(13), </text:p>
      <text:p text:style-name="P4">aquel(5), </text:p>
      <text:p text:style-name="P4">contigo(4), </text:p>
      <text:p text:style-name="P4">vosotros(6), </text:p>
      <text:p text:style-name="P4">ninguno(1), </text:p>
      <text:p text:style-name="P4">nosotros(7), </text:p>
      <text:p text:style-name="P4">usted(1), </text:p>
      <text:p text:style-name="P4">tuyo(2), </text:p>
      <text:p text:style-name="P4">nadie(5), </text:p>
      <text:p text:style-name="P4">demás(5), </text:p>
      <text:p text:style-name="P4">vuestro(2), </text:p>
      <text:p text:style-name="P4">suyo(1), </text:p>
      <text:p text:style-name="P3">conmigo(1), </text:p>
      <text:p text:style-name="P3"/>
      <text:p text:style-name="P3">VERB LEMMA CAN BE FOUND IN SPREADSHEET 01verbos.od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Courier New" style:font-size-asian="10pt" style:font-name-complex="Courier New" style:font-size-complex="10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0:04:40</meta:creation-date>
    <dc:date>2016-06-01T09:17:57</dc:date>
    <meta:editing-duration>P1DT1H13M50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2" meta:paragraph-count="543" meta:word-count="557" meta:character-count="6603"/>
  </office:meta>
</office:document-meta>
</file>